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nsolas" svg:font-family="Consolas" style:font-pitch="fixed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nsolas" fo:font-size="12pt" style:font-size-asian="12pt" style:font-size-complex="12pt"/>
    </style:style>
    <style:style style:name="P2" style:family="paragraph" style:parent-style-name="Text_20_body">
      <style:text-properties style:font-name="Consolas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layto.org [working title] Specification</text:h>
      <text:p text:style-name="P1"/>
      <text:p text:style-name="P1">This document defines the behavior of the website clayto.org, a <text:span text:style-name="T1">photoblog</text:span><text:span text:style-name="T2"> website</text:span>. <text:s/>At the time of this (the original) writing, the software is in development by one volunteer. <text:s/>The software's goal is to be general-purpose enough that it can be installed and used for any photography website.</text:p>
      <text:p text:style-name="P1"/>
      <text:p text:style-name="P1">Also at the time of this writing, the only fairly-well-thought-out part of the website is the color selection tool.</text:p>
      <text:p text:style-name="P1"/>
      <text:p text:style-name="P2">Color selection tool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pitch="fixed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Clayton</meta:initial-creator>
    <meta:creation-date>2010-12-26T01:58:37</meta:creation-date>
    <dc:date>2010-12-26T02:10:05</dc:date>
    <dc:creator>Michael Clayton</dc:creator>
    <meta:editing-duration>PT00H11M29S</meta:editing-duration>
    <meta:editing-cycles>3</meta:editing-cycles>
    <meta:generator>OpenOffice.org/3.1$Unix OpenOffice.org_project/310m19$Build-9420</meta:generator>
    <meta:document-statistic meta:table-count="0" meta:image-count="0" meta:object-count="0" meta:page-count="1" meta:paragraph-count="4" meta:word-count="73" meta:character-count="467"/>
  </office:meta>
</office:document-meta>
</file>